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A90000044A3ACFBD5285CD8749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1" svg:font-family="'Liberation Serif'" style:font-pitch="variable"/>
    <style:font-face style:name="Needlework Good" svg:font-family="'Needlework Goo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  <style:text-properties fo:font-size="1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4b2204" style:font-name="Needlework Good" fo:font-size="18pt" style:font-size-asian="18pt" style:font-size-complex="18pt"/>
    </style:style>
    <style:style style:name="T1" style:family="text">
      <style:text-properties fo:color="#ffff00" fo:font-size="12pt"/>
    </style:style>
    <style:style style:name="T2" style:family="text">
      <style:text-properties fo:font-size="12pt"/>
    </style:style>
    <style:style style:name="T3" style:family="text">
      <style:text-properties fo:color="#4b2204" style:font-name="Needlework Good" fo:font-size="22pt" fo:background-color="#ffbf00" style:font-size-asian="22pt" style:font-size-complex="22pt"/>
    </style:style>
    <style:style style:name="T4" style:family="text">
      <style:text-properties fo:color="#4b2204" style:font-name="Needlework Good" fo:font-size="18pt" fo:background-color="#ffffff" style:font-size-asian="18pt" style:font-size-complex="18pt"/>
    </style:style>
    <style:style style:name="T5" style:family="text">
      <style:text-properties fo:color="#4b2204" style:font-name="Needlework Good" fo:font-size="18pt" fo:background-color="#ffbf00" style:font-size-asian="18pt" style:font-size-complex="18pt"/>
    </style:style>
    <style:style style:name="T6" style:family="text">
      <style:text-properties fo:color="#4b2204" style:text-outline="false" style:text-line-through-style="none" style:text-line-through-type="none" style:font-name="Needlework Good" fo:font-size="18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#ffbf00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2.9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5.67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0" draw:name="Forma1" draw:style-name="gr4" draw:text-style-name="P3" svg:width="8.129cm" svg:height="5.675cm" draw:transform="skewX (-4.03640679687634E-017) rotate (0.283441470523879) translate (0.614013888888889cm 3.17676388888889cm)"><draw:text-box><text:p text:style-name="P2"><text:span text:style-name="T3">CATERINA </text:span></text:p><text:p text:style-name="P2"><text:span text:style-name="T3">KÖLSH</text:span></text:p><text:p text:style-name="P2"><text:span text:style-name="T4">BREWED IN NOSADELLO</text:span></text:p><text:p text:style-name="P2"><text:span text:style-name="T4">BY DIE ILA LORE</text:span></text:p><text:p text:style-name="P2"><text:span text:style-name="T5">6.4%VOL 33CL</text:span></text:p><text:p text:style-name="P2"><text:span text:style-name="T5">DATE:</text:span><text:span text:style-name="T6">04/12/2019</text:span></text:p></draw:text-box></draw:frame><draw:frame text:anchor-type="paragraph" draw:z-index="1" draw:name="Forma2" draw:style-name="gr3" draw:text-style-name="P1" svg:width="3.264cm" svg:height="2.904cm" draw:transform="rotate (0.31101767270539) translate (0.118180555555556cm 1.21708333333333cm)"><draw:text-box><text:p><text:span text:style-name="T1">Tenere al fresco</text:span></text:p><text:p><text:span text:style-name="T1">Evitare la luce del sole</text:span></text:p><text:p><text:span text:style-name="T2"/></text:p><text:p><text:span text:style-name="T2"/></text:p></draw:text-box></draw:frame><draw:frame text:anchor-type="paragraph" draw:z-index="2" draw:name="Forma2" draw:style-name="gr2" draw:text-style-name="P1" svg:width="3.414cm" svg:height="1.95cm" draw:transform="rotate (0.31101767270539) translate (6.15168055555556cm 7.76111111111111cm)"><draw:text-box><text:p><text:span text:style-name="T1">Invecchiata è più buona</text:span></text:p><text:p><text:span text:style-name="T2"/></text:p><text:p><text:span text:style-name="T2"/></text:p></draw:text-box></draw:frame><draw:frame text:anchor-type="paragraph" draw:z-index="3" draw:name="Forma2" draw:style-name="gr1" draw:text-style-name="P1" svg:width="5.068cm" svg:height="2.924cm" draw:transform="rotate (0.314333798284179) translate (0.236361111111111cm 7.05379166666667cm)"><draw:text-box><text:p><text:span text:style-name="T1">In frigor almeno 3 ore</text:span></text:p><text:p><text:span text:style-name="T1">Versare nel bicchiere</text:span></text:p><text:p><text:span text:style-name="T1">Valutare la schiuma</text:span></text:p><text:p><text:span text:style-name="T1">Sentire il profumo</text:span></text:p><text:p><text:span text:style-name="T1">Assaggiare</text:span></text:p><text:p><text:span text:style-name="T2"/></text:p></draw:text-box></draw:frame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1" svg:font-family="'Liberation Serif'" style:font-pitch="variable"/>
    <style:font-face style:name="Needlework Good" svg:font-family="'Needlework Goo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fondo_25_20etichetta_25_20birra" draw:display-name="sfondo%20etichetta%20birra" xlink:href="Pictures/10000201000004A90000044A3ACFBD5285CD8749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73cm" svg:height="6.549cm" text:anchor-type="as-char" svg:y="0cm" fo:margin-left="0cm" fo:margin-right="0cm" fo:margin-top="0cm" fo:margin-bottom="0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9.999cm" fo:page-height="9.999cm" style:num-format="" style:paper-tray-name="Automatic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color="#729fcf" draw:fill-image-name="sfondo_25_20etichetta_25_20birra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201000004A90000044A3ACFBD5285CD8749.png" xlink:type="simple" xlink:actuate="onLoad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8T11:20:19.241322663</meta:creation-date>
    <dc:date>2019-12-10T15:14:56.060932775</dc:date>
    <meta:editing-duration>PT1H2M16S</meta:editing-duration>
    <meta:editing-cycles>4</meta:editing-cycles>
    <meta:generator>LibreOffice/6.3.3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